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2.1563in" style:rel-column-width="21737*"/>
    </style:style>
    <style:style style:name="Table3.B" style:family="table-column">
      <style:table-column-properties style:column-width="1.8889in" style:rel-column-width="19041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fo:color="#00000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popup</text:h>
      <text:p text:style-name="Text_20_body_20_indent_20_2"><text:span text:style-name="Source_20_Text"><text:span text:style-name="T3">A container used to display menus. It should be placed inside a Menu.</text:span></text:span></text:p>
      <text:p text:style-name="Text_20_body_20_indent_20_2"><text:span text:style-name="Source_20_Text"><text:span text:style-name="T3">Supported event: </text:span></text:span><text:span text:style-name="Source_20_Text"><text:span text:style-name="T2">onOpen</text:span></text:span><text:span text:style-name="Source_20_Text"><text:span text:style-name="T3">.</text:span></text:span></text:p>
      <text:p text:style-name="Text_20_body_20_indent_20_2"><text:span text:style-name="Source_20_Text"><text:span text:style-name="T3">Note: to have better performance, </text:span></text:span><text:span text:style-name="Source_20_Text"><text:span text:style-name="T2">onOpen</text:span></text:span><text:span text:style-name="Source_20_Text"><text:span text:style-name="T3"> is sent only if non-deferrable event listener is registered (see </text:span></text:span><text:span text:style-name="Source_20_Text"><text:span text:style-name="T2">Deferrable</text:span></text:span><text:span text:style-name="Source_20_Text"><text:span text:style-name="T3">).</text:span></text:span></text:p>
      <text:p text:style-name="Text_20_body_20_indent_20_2"><text:span text:style-name="Source_20_Text"><text:span text:style-name="T3">To load the content dynamically, you can listen to the </text:span></text:span><text:span text:style-name="Source_20_Text"><text:span text:style-name="T2">onOpen</text:span></text:span><text:span text:style-name="Source_20_Text"><text:span text:style-name="T3"> event, and then create menuitem when </text:span></text:span><text:span text:style-name="Source_20_Text"><text:span text:style-name="T2">OpenEvent.isOpen()</text:span></text:span><text:span text:style-name="Source_20_Text"><text:span text:style-name="T3"> is true.</text:span></text:span></text:p>
      <text:p text:style-name="Text_20_body_20_indent_20_2"><text:span text:style-name="Source_20_Text"><text:span text:style-name="T3">Default </text:span></text:span><text:span text:style-name="Source_20_Text"><text:span text:style-name="T2">HtmlBasedComponent.getSclass()</text:span></text:span><text:span text:style-name="Source_20_Text"><text:span text:style-name="T3">: </text:span></text:span><text:span text:style-name="Source_20_Text"><text:span text:style-name="T2">menupopup</text:span></text:span><text:span text:style-name="Source_20_Text"><text:span text:style-name="T3">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bar id="menubar"&gt;</text:p>
      <text:p text:style-name="Code_20_Indent_20_2"><text:tab/><text:tab/>&lt;menu label="File"&gt;</text:p>
      <text:p text:style-name="Code_20_Indent_20_2"><text:tab/><text:tab/><text:tab/>&lt;menupopup onOpen="alert(self.id)"&gt;</text:p>
      <text:p text:style-name="Code_20_Indent_20_2"><text:tab/><text:tab/><text:tab/><text:tab/>&lt;menuitem label="New" onClick="alert(self.label)"/&gt;</text:p>
      <text:p text:style-name="Code_20_Indent_20_2"><text:tab/><text:tab/><text:tab/><text:tab/>&lt;menuitem label="Open" onClick="alert(self.label)"/&gt;</text:p>
      <text:p text:style-name="Code_20_Indent_20_2"><text:tab/><text:tab/><text:tab/><text:tab/>&lt;menuitem label="Save" onClick="alert(self.label)"/&gt;</text:p>
      <text:p text:style-name="Code_20_Indent_20_2"><text:tab/><text:tab/><text:tab/><text:tab/>&lt;menuseparator/&gt;</text:p>
      <text:p text:style-name="Code_20_Indent_20_2"><text:tab/><text:tab/><text:tab/><text:tab/>&lt;menuitem label="Exit" onClick="alert(self.label)"/&gt;</text:p>
      <text:p text:style-name="Code_20_Indent_20_2"><text:tab/><text:tab/><text:tab/>&lt;/menupopup&gt;</text:p>
      <text:p text:style-name="Code_20_Indent_20_2"><text:tab/><text:tab/>&lt;/menu&gt;</text:p>
      <text:p text:style-name="Code_20_Indent_20_2"><text:tab/><text:tab/>&lt;menu label="Help"&gt;</text:p>
      <text:p text:style-name="Code_20_Indent_20_2"><text:tab/><text:tab/><text:tab/>&lt;menupopup&gt;</text:p>
      <text:p text:style-name="Code_20_Indent_20_2"><text:tab/><text:tab/><text:tab/><text:tab/>&lt;menuitem label="Index" onClick="alert(self.label)"/&gt;</text:p>
      <text:p text:style-name="Code_20_Indent_20_2"><text:tab/><text:tab/><text:tab/><text:tab/>&lt;menu label="About"&gt;</text:p>
      <text:p text:style-name="Code_20_Indent_20_2"><text:tab/><text:tab/><text:tab/><text:tab/><text:tab/>&lt;menupopup&gt;</text:p>
      <text:p text:style-name="Code_20_Indent_20_2"><text:tab/><text:tab/><text:tab/><text:tab/><text:tab/><text:tab/>&lt;menuitem label="About ZK" onClick="alert(self.label)"/&gt;</text:p>
      <text:p text:style-name="Code_20_Indent_20_2"><text:tab/><text:tab/><text:tab/><text:tab/><text:tab/><text:tab/>&lt;menuitem label="About Potix" onClick="alert(self.label)"/&gt;</text:p>
      <text:p text:style-name="Code_20_Indent_20_2"><text:tab/><text:tab/><text:tab/><text:tab/><text:tab/>&lt;/menupopup&gt;</text:p>
      <text:p text:style-name="Code_20_Indent_20_2"><text:tab/><text:tab/><text:tab/><text:tab/>&lt;/menu&gt;</text:p>
      <text:p text:style-name="Code_20_Indent_20_2"><text:tab/><text:tab/><text:tab/>&lt;/menupopup&gt;</text:p>
      <text:p text:style-name="Code_20_Indent_20_2"><text:tab/><text:tab/>&lt;/menu&gt;</text:p>
      <text:p text:style-name="Code_20_Indent_20_2"><text:tab/>&lt;/menubar&gt;</text:p>
      <text:h text:style-name="Heading_20_4" text:outline-level="4">Class Name</text:h>
      <text:p text:style-name="P4"><text:span text:style-name="Source_20_Text">org.zkoss.zul.Menupopup</text:span></text:p>
      <text:h text:style-name="Heading_20_4" text:outline-level="4">Supported Child Components</text:h>
      <text:p text:style-name="P3"><text:a xlink:type="simple" xlink:href="../Menu.odt"><text:span text:style-name="Source_20_Text"><text:span text:style-name="T1">org.zkoss.zul.Menu</text:span></text:span></text:a><text:span text:style-name="Source_20_Text"><text:span text:style-name="T1">, org.zkoss.zul.Menuitem, org.zkoss.zul.Menuseparator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ource_20_Text">onOpen</text:span></text:p>
          </table:table-cell>
          <table:table-cell table:style-name="Table5.B2" office:value-type="string">
            <text:p text:style-name="P9"><text:a xlink:type="simple" xlink:href="../MouseEvent.xml"><text:span text:style-name="Source_20_Text"><text:span text:style-name="T5">org.zkoss.zk.ui.event.OpenEvent</text:span></text:span></text:a></text:p>
            <text:p text:style-name="P10"><text:span text:style-name="T6">Description:</text:span> Denotes user has opened or closed a component.</text:p>
          </table:table-cell>
        </table:table-row>
      </table:table>
      <text:h text:style-name="P11" text:outline-level="4">Properties</text:h>
      <text:p text:style-name="P3">*NONE</text:p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ertBefore(org.zkoss.zk.ui.Component child, org.zkoss.zk.ui.Component insertBefore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><text:span text:style-name="Source_20_Text">boolean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31:20</dc:date>
    <dc:language>en-US</dc:language>
    <meta:editing-cycles>185</meta:editing-cycles>
    <meta:editing-duration>PT8H47M2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5" meta:word-count="179" meta:character-count="1692"/>
  </office:meta>
</office:document-meta>
</file>